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1BAE7B5E0C583CE732D.png" manifest:media-type="image/png"/>
  <manifest:file-entry manifest:full-path="Pictures/10000201000000B8000001BC25E131C008B5E6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/>
    </style:style>
    <style:style style:name="P5" style:family="paragraph" style:parent-style-name="Standard">
      <style:text-properties officeooo:rsid="0368baa3" officeooo:paragraph-rsid="0368baa3"/>
    </style:style>
    <style:style style:name="P6" style:family="paragraph" style:parent-style-name="Standard">
      <style:text-properties officeooo:rsid="039569a8" officeooo:paragraph-rsid="0368baa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3" style:family="paragraph" style:parent-style-name="Standard">
      <style:text-properties officeooo:rsid="035f2e6a" officeooo:paragraph-rsid="0360b37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14bb0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f2825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2.3.5 Editors - Compositor Editor - Sidebar -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2.3.5 Editors - Compositor Editor - Sidebar - Input and Modify</text:p>
          </text:index-title>
          <text:p text:style-name="P8"><text:a xlink:type="simple" xlink:href="#__RefHeading___Toc570_3727243811" text:style-name="Index_20_Link" text:visited-style-name="Index_20_Link">Iconortext Tab<text:tab/>1</text:a></text:p>
          <text:p text:style-name="P8"><text:a xlink:type="simple" xlink:href="#__RefHeading___Toc572_3727243811" text:style-name="Index_20_Link" text:visited-style-name="Index_20_Link">Input and Modify Tab<text:tab/>1</text:a></text:p>
          <text:p text:style-name="P9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13"/>
      <text:p text:style-name="P3"/>
      <text:p text:style-name="P3"/>
      <table:table table:name="Tabelle8" table:style-name="Tabelle8">
        <table:table-column table:style-name="Tabelle8.A"/>
        <table:table-row table:style-name="TableLine1921084082880">
          <table:table-cell table:style-name="Tabelle8.A1" office:value-type="string">
            <text:h text:style-name="P12" text:outline-level="1"><text:bookmark-start text:name="__RefHeading___Toc572_3727243811"/><text:span text:style-name="T10">I</text:span><text:span text:style-name="T12">nput and Modify</text:span><text:span text:style-name="T11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12cm" svg:height="7.519cm" draw:z-index="0"><draw:image xlink:href="Pictures/10000201000000B8000001BC25E131C008B5E660.png" xlink:type="simple" xlink:show="embed" xlink:actuate="onLoad" loext:mime-type="image/png"/></draw:frame><draw:frame draw:style-name="fr1" draw:name="Bild40" text:anchor-type="paragraph" svg:x="12.01cm" svg:y="0.319cm" svg:width="3.099cm" svg:height="7.481cm" draw:z-index="1"><draw:image xlink:href="Pictures/10000201000000B7000001BAE7B5E0C583CE732D.png" xlink:type="simple" xlink:show="embed" xlink:actuate="onLoad" loext:mime-type="image/png"/></draw:frame></text:p>
      <text:p text:style-name="P5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5"/>
      <text:p text:style-name="P5">The appearance can be adjusted in the Iconortext tab. Either text buttons with icons. Or pure icon buttons.</text:p>
      <text:p text:style-name="P5"/>
      <text:p text:style-name="P5">We won't explain the content of the panels again. The single nodes are explained in the add menu chapter. </text:p>
      <text:p text:style-name="P5"/>
      <text:h text:style-name="Heading_20_2" text:outline-level="2"><text:bookmark-start text:name="__RefHeading___Toc1359_985434856"/>Usage<text:bookmark-end text:name="__RefHeading___Toc1359_985434856"/></text:h>
      <text:p text:style-name="P5">Click at one of the node buttons, then move the mouse into the viewport. The created node sticks at the mouse. Click again to release it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14bb0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f2825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</text:span><text:span text:style-name="MT8">Compositor</text:span><text:span text:style-name="MT4"> Editor - </text:span><text:span text:style-name="MT9">Sidebar - </text:span><text:span text:style-name="MT6">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0M58S</meta:editing-duration>
    <meta:editing-cycles>812</meta:editing-cycles>
    <meta:generator>LibreOffice/6.4.7.2$Windows_X86_64 LibreOffice_project/639b8ac485750d5696d7590a72ef1b496725cfb5</meta:generator>
    <dc:date>2020-12-18T20:11:16.310000000</dc:date>
    <meta:document-statistic meta:table-count="1" meta:image-count="2" meta:object-count="0" meta:page-count="1" meta:paragraph-count="12" meta:word-count="157" meta:character-count="839" meta:non-whitespace-character-count="692"/>
    <meta:template xlink:type="simple" xlink:actuate="onRequest" xlink:title="standard1cm" xlink:href="../../../AppData/Roaming/LibreOffice/4/user/template/standard1cm.ott" meta:date="2016-03-29T10:15:31.334000000"/>
  </office:meta>
</office:document-meta>
</file>